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dced64" officeooo:paragraph-rsid="01296160" style:font-size-asian="14pt" style:font-style-asian="normal" style:font-size-complex="14pt" style:font-style-complex="normal"/>
    </style:style>
    <style:style style:name="P4" style:family="paragraph" style:parent-style-name="Standard">
      <style:text-properties fo:font-size="14pt" fo:font-style="normal" officeooo:rsid="01296160" officeooo:paragraph-rsid="01296160" style:font-size-asian="14pt" style:font-style-asian="normal" style:font-size-complex="14pt" style:font-style-complex="normal"/>
    </style:style>
    <style:style style:name="P5" style:family="paragraph" style:parent-style-name="Standard">
      <style:paragraph-properties fo:text-align="center" style:justify-single-word="false"/>
      <style:text-properties fo:font-size="32pt" style:font-size-asian="32pt" style:font-size-complex="32pt"/>
    </style:style>
    <style:style style:name="P6"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7"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9" style:family="paragraph" style:parent-style-name="Standard">
      <style:text-properties style:text-position="0% 100%" fo:font-size="14pt" fo:font-style="normal" officeooo:rsid="0121fdfe" officeooo:paragraph-rsid="01296160" style:font-size-asian="14pt" style:font-style-asian="normal" style:font-size-complex="14pt" style:font-style-complex="normal"/>
    </style:style>
    <style:style style:name="P10" style:family="paragraph" style:parent-style-name="Standard">
      <style:text-properties style:text-position="0% 100%" fo:font-size="14pt" fo:font-style="normal" officeooo:rsid="01296160" officeooo:paragraph-rsid="01296160" style:font-size-asian="14pt" style:font-style-asian="normal" style:font-size-complex="14pt" style:font-style-complex="normal"/>
    </style:style>
    <style:style style:name="P11" style:family="paragraph" style:parent-style-name="Standard">
      <style:text-properties fo:font-size="14pt" fo:font-style="normal" officeooo:rsid="01296160" officeooo:paragraph-rsid="01296160" style:font-size-asian="14pt" style:font-style-asian="normal" style:font-size-complex="14pt" style:font-style-complex="normal"/>
    </style:style>
    <style:style style:name="P12" style:family="paragraph" style:parent-style-name="Standard">
      <style:text-properties fo:font-size="14pt" fo:font-style="normal" officeooo:paragraph-rsid="012a7452" style:font-size-asian="14pt" style:font-style-asian="normal" style:font-size-complex="14pt" style:font-style-complex="normal"/>
    </style:style>
    <style:style style:name="P13" style:family="paragraph" style:parent-style-name="Standard">
      <style:text-properties fo:font-size="14pt" fo:font-style="normal" officeooo:rsid="012a7452" officeooo:paragraph-rsid="012a7452" style:font-size-asian="14pt" style:font-style-asian="normal" style:font-size-complex="14pt" style:font-style-complex="normal"/>
    </style:style>
    <style:style style:name="P14" style:family="paragraph" style:parent-style-name="Standard">
      <style:paragraph-properties fo:text-align="center" style:justify-single-word="false"/>
      <style:text-properties fo:font-size="20pt" fo:font-weight="bold" officeooo:paragraph-rsid="012a7452" style:font-size-asian="20pt" style:font-weight-asian="bold" style:font-size-complex="20pt" style:font-weight-complex="bold"/>
    </style:style>
    <style:style style:name="T1" style:family="text">
      <style:text-properties officeooo:rsid="00de481c"/>
    </style:style>
    <style:style style:name="T2" style:family="text">
      <style:text-properties style:text-position="0% 100%"/>
    </style:style>
    <style:style style:name="T3" style:family="text">
      <style:text-properties style:text-position="0% 100%" officeooo:rsid="010b8ad1"/>
    </style:style>
    <style:style style:name="T4" style:family="text">
      <style:text-properties style:text-position="0% 100%" officeooo:rsid="0121fdfe"/>
    </style:style>
    <style:style style:name="T5" style:family="text">
      <style:text-properties style:text-position="0% 100%" officeooo:rsid="01296160"/>
    </style:style>
    <style:style style:name="T6" style:family="text">
      <style:text-properties style:text-position="0% 100%" officeooo:rsid="012a7452"/>
    </style:style>
    <style:style style:name="T7" style:family="text">
      <style:text-properties officeooo:rsid="010b8ad1"/>
    </style:style>
    <style:style style:name="T8" style:family="text">
      <style:text-properties officeooo:rsid="0121fdfe"/>
    </style:style>
    <style:style style:name="T9" style:family="text">
      <style:text-properties officeooo:rsid="012a74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ataxe-64</text:p>
      <text:p text:style-name="P7"><text:span text:style-name="T7">Characteristic Polynomial</text:span>.</text:p>
      <text:p text:style-name="P5">Richard Parker <text:span text:style-name="T8">14.3</text:span>.201<text:span text:style-name="T8">9</text:span></text:p>
      <text:p text:style-name="P1"/>
      <text:p text:style-name="P8">Section 1 – Introduction<text:span text:style-name="T1">.</text:span></text:p>
      <text:p text:style-name="P2"/>
      <text:p text:style-name="P3">This<text:span text:style-name="T3"> document </text:span><text:span text:style-name="T4">describes the "sparsified" method for computing the characteristic polynomial of a large </text:span><text:span text:style-name="T5">square </text:span><text:span text:style-name="T4">matrix X.</text:span></text:p>
      <text:p text:style-name="P9"/>
      <text:p text:style-name="P4"><text:span text:style-name="T4">T</text:span><text:span text:style-name="T2">he first step - a single-core Dfmt program zcp - was produced in January 2019 to compute the characteristic polynomial of relatively small matrices.</text:span></text:p>
      <text:p text:style-name="P10"/>
      <text:p text:style-name="P10">February 2019 saw the design of a sparsified matrix format, a program for simply looking at a matrix and noticing its sparsity (of the required type) and computing its characteristic polynomial, again in Dfmt in a single core. <text:s/>There is still a very long way to go.</text:p>
      <text:p text:style-name="P10"/>
      <text:p text:style-name="P4"><text:span text:style-name="T2">Our long-term aim is a s</text:span><text:span text:style-name="T4">ystem for </text:span><text:span text:style-name="T2">computing the characteristic polynom</text:span><text:span text:style-name="T6">ia</text:span><text:span text:style-name="T2">l of </text:span><text:span text:style-name="T4">large matrices</text:span><text:span text:style-name="T6">, and the sparsified method looks like the way to go.</text:span></text:p>
      <text:p text:style-name="P4"><text:span text:style-name="T6"/></text:p>
      <text:p text:style-name="P13"><text:span text:style-name="T6">I</text:span><text:span text:style-name="T2">deally we would like to use the various disk-chopping methods that are ultimately planned, so it makes sense to proceed via the "functions" interfaces. <text:s/>These are not, however, ideally suited to our work, and modifications are to be expected.</text:span></text:p>
      <text:p text:style-name="P4"><text:span text:style-name="T6"/></text:p>
      <text:p text:style-name="P14">Section <text:span text:style-name="T9">2</text:span> – <text:span text:style-name="T9">Discussion.</text:span></text:p>
      <text:p text:style-name="P12"/>
      <text:p text:style-name="P13"><text:span text:style-name="T4">A</text:span><text:span text:style-name="T2">fter several months thinking about all this, but doing very little, the time has come to make some decisions. <text:s/>The general plan is to have phases that increase the sparsity in stages until multiplication of single vectors by a sparsified matrix is fast compared to the Gaussian stage that follows. <text:s/>Since a 64-core HPMI-based Gaussian is about 100,000 times faster than Dfmt on a single core, a very significant amount of sparsity is required.</text:span></text:p>
      <text:p text:style-name="P13"><text:span text:style-name="T2"/></text:p>
      <text:p text:style-name="P13"><text:span text:style-name="T2">Since the starting matrix is in flat format, it seems sensible that the "reception" program works via the "functions" layer interface, and indeed the Gaussian stage (albeit not the "cleaner only" version that we would ideally like here) is already written a such a function. <text:s/></text:span></text:p>
      <text:p text:style-name="P13"><text:span text:style-name="T2"/></text:p>
      <text:p text:style-name="P14">Section <text:span text:style-name="T9">3</text:span> – <text:span text:style-name="T9">Jobs to do.</text:span></text:p>
      <text:p text:style-name="P12"/>
      <text:p text:style-name="P13"><text:span text:style-name="T2">Generate random vectors.</text:span></text:p>
      <text:p text:style-name="P13"><text:span text:style-name="T2">Produce a Gaussian function that produces cleaner-only.</text:span></text:p>
      <text:p text:style-name="P13"><text:soft-page-break/><text:span text:style-name="T2">Multiplication by sparsified matrix on the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14T08:18:14.416777401</dc:date>
    <meta:editing-duration>P1DT12H18M19S</meta:editing-duration>
    <meta:editing-cycles>218</meta:editing-cycles>
    <meta:generator>LibreOffice/5.1.6.2$Linux_X86_64 LibreOffice_project/10m0$Build-2</meta:generator>
    <meta:document-statistic meta:table-count="0" meta:image-count="0" meta:object-count="0" meta:page-count="2" meta:paragraph-count="16" meta:word-count="304" meta:character-count="1899" meta:non-whitespace-character-count="1602"/>
  </office:meta>
</office:document-meta>
</file>